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e01" officeooo:paragraph-rsid="0018ee01"/>
    </style:style>
    <style:style style:name="P2" style:family="paragraph" style:parent-style-name="Standard">
      <style:text-properties officeooo:rsid="0019dfb0" officeooo:paragraph-rsid="0018e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ynerzip@ULTP-395:~/Desktop/JestKata$ ls</text:p>
      <text:p text:style-name="P2">abc.txt <text:s/>kata.js <text:s/>kata.test.js</text:p>
      <text:p text:style-name="P2">synerzip@ULTP-395:~/Desktop/JestKata$ gedit abcd.txt&amp;</text:p>
      <text:p text:style-name="P2">[1] 18001</text:p>
      <text:p text:style-name="P2">synerzip@ULTP-395:~/Desktop/JestKata$ ls</text:p>
      <text:p text:style-name="P2">abcd.txt <text:s/>abc.txt <text:s/>kata.js <text:s/>kata.test.js</text:p>
      <text:p text:style-name="P2">[1]+ <text:s/>Done <text:s text:c="19"/>gedit abcd.txt</text:p>
      <text:p text:style-name="P2">synerzip@ULTP-395:~/Desktop/JestKata$ git status</text:p>
      <text:p text:style-name="P2">On branch master</text:p>
      <text:p text:style-name="P2">Untracked files:</text:p>
      <text:p text:style-name="P2"><text:s text:c="2"/>(use "git add &lt;file&gt;..." to include in what will be committed)</text:p>
      <text:p text:style-name="P2"/>
      <text:p text:style-name="P2"><text:tab/>abcd.txt</text:p>
      <text:p text:style-name="P2"/>
      <text:p text:style-name="P2">nothing added to commit but untracked files present (use "git add" to track)</text:p>
      <text:p text:style-name="P2">synerzip@ULTP-395:~/Desktop/JestKata$ git add .</text:p>
      <text:p text:style-name="P2">synerzip@ULTP-395:~/Desktop/JestKata$ git commit -m "Test"</text:p>
      <text:p text:style-name="P2">[master 42438aa] Test</text:p>
      <text:p text:style-name="P2"><text:s/>1 file changed, 1 insertion(+)</text:p>
      <text:p text:style-name="P2"><text:s/>create mode 100644 abcd.txt</text:p>
      <text:p text:style-name="P2">synerzip@ULTP-395:~/Desktop/JestKata$ git push origin master</text:p>
      <text:p text:style-name="P2">Enumerating objects: 4, done.</text:p>
      <text:p text:style-name="P2">Counting objects: 100% (4/4), done.</text:p>
      <text:p text:style-name="P2">Delta compression using up to 4 threads</text:p>
      <text:p text:style-name="P2">Compressing objects: 100% (2/2), done.</text:p>
      <text:p text:style-name="P2">Writing objects: 100% (3/3), 338 bytes | 338.00 KiB/s, done.</text:p>
      <text:p text:style-name="P2">Total 3 (delta 0), reused 0 (delta 0)</text:p>
      <text:p text:style-name="P2">To https://github.com/shatakshiLonkar/JestKata.git</text:p>
      <text:p text:style-name="P2"><text:s text:c="3"/>7346f79..42438aa <text:s/>master -&gt; master</text:p>
      <text:p text:style-name="P2">synerzip@ULTP-395:~/Desktop/JestKata$ git remote set-url origin https://github.com/shatakshiLonkar/JestKata.git^C</text:p>
      <text:p text:style-name="P2">synerzip@ULTP-395:~/Desktop/JestKata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2:47:59.640759898</meta:creation-date>
    <dc:date>2018-12-05T18:32:21.477541780</dc:date>
    <meta:editing-duration>PT5H14M1S</meta:editing-duration>
    <meta:editing-cycles>1</meta:editing-cycles>
    <meta:document-statistic meta:table-count="0" meta:image-count="0" meta:object-count="0" meta:page-count="1" meta:paragraph-count="29" meta:word-count="131" meta:character-count="1206" meta:non-whitespace-character-count="1069"/>
    <meta:generator>LibreOffice/6.1.2.1$Linux_X86_64 LibreOffice_project/10$Build-1</meta:generator>
  </office:meta>
</office:document-meta>
</file>